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A1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style:text-underline-style="none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 style:master-page-name="">
      <style:paragraph-properties style:page-number="auto" fo:break-before="auto" fo:break-aft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purchase in objects"&gt;</text:placeholder></text:p>
      <text:p text:style-name="P2"><text:placeholder text:placeholder-type="text">&lt;setLang(purchase.party.lang and purchase.party.lang.code or 'en_US')&gt;</text:placeholder><text:placeholder text:placeholder-type="text">&lt;purchase.setLang(purchase.party.lang and purchase.party.lang.code or 'en_US')&gt;</text:placeholder><text:placeholder text:placeholder-type="text">&lt;purchase.party.type and (purchase.party.type.name + ' ') or '' &gt;</text:placeholder><text:placeholder text:placeholder-type="text">&lt;purchase.party.name&gt;</text:placeholder></text:p>
      <text:p text:style-name="P1"><text:placeholder text:placeholder-type="text">&lt;purchase.contact_address.name or ''&gt;</text:placeholder></text:p>
      <text:p text:style-name="P1"><text:placeholder text:placeholder-type="text">&lt;purchase.contact_address.street or ''&gt;</text:placeholder></text:p>
      <text:p text:style-name="P1"><text:placeholder text:placeholder-type="text">&lt;purchase.contact_address.streetbis or ''&gt;</text:placeholder></text:p>
      <text:p text:style-name="P1"><text:placeholder text:placeholder-type="text">&lt;purchase.contact_address.zip or ''&gt;</text:placeholder> <text:placeholder text:placeholder-type="text">&lt;purchase.contact_address.city or ''&gt;</text:placeholder></text:p>
      <text:p text:style-name="P1"><text:placeholder text:placeholder-type="text">&lt;purchase.contact_address.state and purchase.contact_address.state.name or ''&gt;</text:placeholder></text:p>
      <text:p text:style-name="P1"><text:placeholder text:placeholder-type="text">&lt;purchase.contact_address.country and purchase.contact_address.country.name or ''&gt;</text:placeholder></text:p>
      <text:p text:style-name="P1"><text:placeholder text:placeholder-type="text">&lt;if test="purchase.party.vat_code"&gt;</text:placeholder></text:p>
      <text:p text:style-name="P1">VAT: <text:placeholder text:placeholder-type="text">&lt;purchase.party.vat_code&gt;</text:placeholder></text:p>
      <text:p text:style-name="P1"><text:placeholder text:placeholder-type="text">&lt;/if&gt;</text:placeholder></text:p>
      <text:p text:style-name="P7"><text:placeholder text:placeholder-type="text">&lt;choose test=""&gt;</text:placeholder></text:p>
      <text:p text:style-name="P8"><text:placeholder text:placeholder-type="text">&lt;when test="purchase.state == 'draft'"&gt;</text:placeholder></text:p>
      <text:h text:style-name="P9" text:outline-level="1">Draft Purchase Order</text:h>
      <text:p text:style-name="P8"><text:placeholder text:placeholder-type="text">&lt;/when&gt;</text:placeholder></text:p>
      <text:p text:style-name="P8"><text:placeholder text:placeholder-type="text">&lt;when test="purchase.state == 'quotation'"&gt;</text:placeholder></text:p>
      <text:h text:style-name="P9" text:outline-level="1">Request for Quotation N°: <text:placeholder text:placeholder-type="text">&lt;purchase.reference&gt;</text:placeholder></text:h>
      <text:p text:style-name="P8"><text:placeholder text:placeholder-type="text">&lt;/when&gt;</text:placeholder></text:p>
      <text:p text:style-name="P8"><text:placeholder text:placeholder-type="text">&lt;otherwise test=""&gt;</text:placeholder></text:p>
      <text:h text:style-name="P9" text:outline-level="1">Purchase Order N°: <text:placeholder text:placeholder-type="text">&lt;purchase.reference&gt;</text:placeholder></text:h>
      <text:p text:style-name="P8"><text:placeholder text:placeholder-type="text">&lt;/otherwise&gt;</text:placeholder></text:p>
      <text:p text:style-name="P8"><text:placeholder text:placeholder-type="text">&lt;/when&gt;</text:placeholder></text:p>
      <text:p text:style-name="Text_20_body">Description: <text:placeholder text:placeholder-type="text">&lt;purchase.description or ''&gt;</text:placeholder></text:p>
      <text:p text:style-name="Text_20_body">Date: <text:placeholder text:placeholder-type="text">&lt;formatLang(purchase.purchase_date, purchas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ext:soft-page-break/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4"><text:placeholder text:placeholder-type="text">&lt;(formatLang(line.quantity, purchase.party.lang, digits=line.unit_digits) + (line.unit and (' ' + line.unit.symbol) or '')) or ''&gt;</text:placeholder></text:p>
          </table:table-cell>
          <table:table-cell table:style-name="Table1.A5" office:value-type="string">
            <text:p text:style-name="P4"><text:placeholder text:placeholder-type="text">&lt;formatLang(line.unit_price, purchase.party.lang, currency=purchase.currency)&gt;</text:placeholder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formatLang(line.amount, purchase.party.lang, currency=purchas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formatLang(line.amount, purchase.party.lang, currency=purchase.currency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6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purchase.untaxed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purchase.tax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purchase.total_amount, purchase.party.lang, currency=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8:22</meta:creation-date>
    <dc:date>2008-08-27T17:24:31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4" meta:paragraph-count="61" meta:word-count="24" meta:character-count="218"/>
  </office:meta>
</office:document-meta>
</file>